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el " svg:font-family="Ariel"/>
    <style:font-face style:name="Ariel\" svg:font-family="Arie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el "/>
    </style:style>
    <style:style style:name="P2" style:family="paragraph" style:parent-style-name="Standard" style:list-style-name="L2"/>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style:font-name="Consolas"/>
    </style:style>
    <style:style style:name="P6" style:family="paragraph" style:parent-style-name="Standard">
      <style:paragraph-properties fo:break-before="page"/>
      <style:text-properties style:font-name="Ariel "/>
    </style:style>
    <style:style style:name="T1" style:family="text">
      <style:text-properties style:font-name="Ariel "/>
    </style:style>
    <style:style style:name="T2" style:family="text">
      <style:text-properties fo:color="#000000" fo:font-size="10pt" style:font-name-asian="Consolas" style:font-size-asian="10pt" style:font-name-complex="Consolas" style:font-size-complex="10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Almajose</text:p>
      <text:p text:style-name="P1">A10463176<text:tab/></text:p>
      <text:p text:style-name="P1">HW04</text:p>
      <text:p text:style-name="P1">CSE 190</text:p>
      <text:p text:style-name="P1"/>
      <text:p text:style-name="P1">Tasks </text:p>
      <text:p text:style-name="P3">with a<text:tab/><text:tab/>: 4587</text:p>
      <text:p text:style-name="P3">in the <text:tab/>: 2595</text:p>
      <text:p text:style-name="P3">of the <text:tab/>: 2245</text:p>
      <text:p text:style-name="P3">is a <text:s text:c="2"/><text:tab/>: 2056</text:p>
      <text:p text:style-name="P3">on the<text:tab/> <text:tab/>: 2033</text:p>
      <text:p text:style-name="P1"/>
      <text:p text:style-name="P1">2. (bigram residuals)</text:p>
      <text:p text:style-name="P3">residuals (without regularization): 1683.154662</text:p>
      <text:list xml:id="list5010568111045014343" text:style-name="L2">
        <text:list-header>
          <text:p text:style-name="P2"><text:span text:style-name="T1"/></text:p>
        </text:list-header>
      </text:list>
      <text:p text:style-name="Standard"><text:span text:style-name="T1">3) (unigram+bigram residuals)</text:span></text:p>
      <text:p text:style-name="P4">residuals (without regularization): 1383.9199291</text:p>
      <text:p text:style-name="P1"/>
      <text:p text:style-name="P1">4) (5 most positive/negative weights)</text:p>
      <text:p text:style-name="P1">Most positive weights:</text:p>
      <text:p text:style-name="P3">sort<text:tab/><text:tab/>: 0.821561421976</text:p>
      <text:p text:style-name="P4">pumpkin<text:tab/>: 0.274846383684</text:p>
      <text:p text:style-name="P4">of these<text:tab/>: 0.236924168961</text:p>
      <text:p text:style-name="P4">refreshing<text:tab/>: 0.206608003128</text:p>
      <text:p text:style-name="P4">wonderful<text:tab/>: 0.19976379295</text:p>
      <text:p text:style-name="P1"/>
      <text:p text:style-name="P1">Most negative weights:</text:p>
      <text:p text:style-name="P3">sort of<text:tab/>: -0.954342142193</text:p>
      <text:p text:style-name="P4">water<text:tab/><text:tab/>: -0.374255307313</text:p>
      <text:p text:style-name="P4">corn<text:tab/><text:tab/>: -0.338016270897</text:p>
      <text:p text:style-name="P4">sour<text:tab/><text:tab/>: -0.258822853731</text:p>
      <text:p text:style-name="P5"><text:span text:style-name="T2">the background: -0.255026299509</text:span></text:p>
      <text:p text:style-name="P1"/>
      <text:p text:style-name="P1">5) (Explanation)</text:p>
      <text:p text:style-name="P3">unigram residuals (without regularization): 1393.67549038</text:p>
      <text:p text:style-name="P3"/>
      <text:p text:style-name="P3">Given the residuals of all the unigram, bigram, and unigram+bigram residuals, the bigram predictor was the worst predictor of the three predictors. The second best predictor was the unigram predictor, and finally the unigram+bigram predictor (by a small margin). The bigram was worse due possibly due to the limited correlation of the bigram words and the review text. However, joining the best of the unigram and bigram models created a better predictor and better accuracy as the correlation of the word sequences seem more clear. </text:p>
      <text:p text:style-name="P1"/>
      <text:p text:style-name="P1">6)</text:p>
      <text:p text:style-name="P1">(through all documents)</text:p>
      <text:p text:style-name="P3">IDF(foam) <text:tab/>: 1.1378686206869628</text:p>
      <text:p text:style-name="P4">IDF(smell) <text:tab/>: 0.5379016188648442</text:p>
      <text:p text:style-name="P4">IDF(banana) <text:tab/>: 1.6777807052660807</text:p>
      <text:p text:style-name="P4">IDF(lactic) <text:tab/>: 2.9208187539523753</text:p>
      <text:p text:style-name="P5"><text:span text:style-name="T2">IDF(tart) <text:tab/>: 1.8068754016455384</text:span></text:p>
      <text:p text:style-name="P1"/>
      <text:p text:style-name="P1"/>
      <text:p text:style-name="P6">(tfidf scores from first document)</text:p>
      <text:p text:style-name="P3">TDIDF(foam) <text:tab/>: 2.218040806020622</text:p>
      <text:p text:style-name="P4">TDIDF(smell) : 0.450751443145944</text:p>
      <text:p text:style-name="P4">TDIDF(banana): 3.0399861140856985</text:p>
      <text:p text:style-name="P4">TDIDF(lactic): 5.489454989793388</text:p>
      <text:p text:style-name="P5"><text:span text:style-name="T2">TDIDF(tart) <text:tab/>: 1.712198270069774</text:span></text:p>
      <text:p text:style-name="P5"><text:span text:style-name="T2"/></text:p>
      <text:p text:style-name="P1">7)</text:p>
      <text:p text:style-name="P1">Document cosine similarity between document 1 and document 2:</text:p>
      <text:p text:style-name="P3">0.153402527675</text:p>
      <text:p text:style-name="P1"/>
      <text:p text:style-name="P1">8)</text:p>
      <text:p text:style-name="P1">Highest cosine similarity to document 1:</text:p>
      <text:p text:style-name="P3">0.306977327814</text:p>
      <text:p text:style-name="P3"/>
      <text:p text:style-name="P3">BEER ID: 72146</text:p>
      <text:p text:style-name="P5"><text:span text:style-name="T2">USER : spicelab</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el " svg:font-family="Ariel"/>
    <style:font-face style:name="Ariel\" svg:font-family="Ariel\"/>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Almajose</meta:initial-creator>
    <meta:creation-date>2015-05-26T07:39:26.89</meta:creation-date>
    <dc:date>2015-05-26T16:32:11.71</dc:date>
    <dc:creator>Christopher Almajose</dc:creator>
    <meta:editing-duration>PT8H52M40S</meta:editing-duration>
    <meta:editing-cycles>14</meta:editing-cycles>
    <meta:generator>OpenOffice/4.0.0$Win32 OpenOffice.org_project/400m3$Build-9702</meta:generator>
    <meta:document-statistic meta:table-count="0" meta:image-count="0" meta:object-count="0" meta:page-count="2" meta:paragraph-count="51" meta:word-count="238" meta:character-count="1741"/>
  </office:meta>
</office:document-meta>
</file>